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828cm" fo:min-width="0.938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14.634cm" fo:min-width="21.369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2.882cm" fo:min-width="3.53cm" fo:padding-top="0.176cm" fo:padding-bottom="0.176cm" fo:padding-left="0.301cm" fo:padding-right="0.301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3.335cm" fo:padding-top="0.176cm" fo:padding-bottom="0.176cm" fo:padding-left="0.301cm" fo:padding-right="0.301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045cm" fo:min-width="4.224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  <style:paragraph-properties style:writing-mode="lr-tb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299cm" fo:min-width="4.224cm" fo:padding-top="0.176cm" fo:padding-bottom="0.176cm" fo:padding-left="0.301cm" fo:padding-right="0.301cm"/>
      <style:paragraph-properties style:writing-mode="lr-tb"/>
    </style:style>
    <style:style style:name="gr11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728cm" fo:min-width="0.838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548cm" fo:min-width="2.634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4.224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2.954cm" fo:padding-top="0.176cm" fo:padding-bottom="0.176cm" fo:padding-left="0.301cm" fo:padding-right="0.301cm"/>
      <style:paragraph-properties style:writing-mode="lr-tb"/>
    </style:style>
    <style:style style:name="gr15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908cm" fo:min-width="1.018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svg:stroke-width="0.102cm" svg:stroke-color="#000000" draw:marker-start-width="0.509cm" draw:marker-end-width="0.509cm" draw:fill="solid" draw:fill-color="#ff7b59" draw:textarea-horizontal-align="left" draw:textarea-vertical-align="top" draw:auto-grow-height="false" fo:min-height="3.087cm" fo:min-width="4.351cm" fo:padding-top="0.176cm" fo:padding-bottom="0.176cm" fo:padding-left="0.301cm" fo:padding-right="0.301cm"/>
      <style:paragraph-properties style:writing-mode="lr-tb"/>
    </style:style>
    <style:style style:name="gr17" style:family="graphic" style:parent-style-name="standard">
      <style:graphic-properties svg:stroke-width="0.102cm" svg:stroke-color="#000000" draw:marker-start-width="0.509cm" draw:marker-end-width="0.509cm" draw:fill="solid" draw:fill-color="#bf819e" draw:textarea-horizontal-align="left" draw:textarea-vertical-align="top" draw:auto-grow-height="false" fo:min-height="1.299cm" fo:min-width="3.208cm" fo:padding-top="0.176cm" fo:padding-bottom="0.176cm" fo:padding-left="0.301cm" fo:padding-right="0.301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509cm" draw:marker-end-width="0.509cm" draw:fill="solid" draw:fill-color="#729fcf" draw:textarea-horizontal-align="left" draw:textarea-vertical-align="top" draw:auto-grow-height="false" fo:min-height="1.68cm" fo:min-width="2.827cm" fo:padding-top="0.176cm" fo:padding-bottom="0.176cm" fo:padding-left="0.301cm" fo:padding-right="0.30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65c295"/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7b59"/>
      <style:paragraph-properties fo:text-align="center" style:writing-mode="lr-tb"/>
    </style:style>
    <style:style style:name="P7" style:family="paragraph">
      <loext:graphic-properties draw:fill="solid" draw:fill-color="#bf819e"/>
      <style:paragraph-properties fo:text-align="center" style:writing-mode="lr-tb"/>
    </style:style>
    <style:style style:name="P8" style:family="paragraph">
      <loext:graphic-properties draw:fill="solid" draw:fill-color="#729fc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1.524cm" svg:x="12.557cm" svg:y="1.762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1.971cm" svg:height="14.986cm" svg:x="3.794cm" svg:y="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842cm" svg:height="4.572cm" svg:x="19.415cm" svg:y="5.064cm">
          <text:p text:style-name="P1">Queue P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3.937cm" svg:height="1.905cm" svg:x="5.191cm" svg:y="7.477cm">
          <text:p text:style-name="P1">Report</text:p>
          <text:p text:style-name="P1">Attributes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4.826cm" svg:height="1.397cm" svg:x="8.239cm" svg:y="10.144cm">
          <text:p text:style-name="P1">Controller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495cm" svg:height="0.962cm" svg:x="19.095cm" svg:y="3.921cm">
          <draw:text-box>
            <text:p>Guarantee</text:p>
          </draw:text-box>
        </draw:frame>
        <draw:frame draw:style-name="gr7" draw:text-style-name="P4" draw:layer="layout" svg:width="2.263cm" svg:height="0.962cm" svg:x="10.929cm" svg:y="3.975cm">
          <draw:text-box>
            <text:p>Action</text:p>
          </draw:text-box>
        </draw:frame>
        <draw:frame draw:style-name="gr8" draw:text-style-name="P4" draw:layer="layout" svg:width="3.423cm" svg:height="0.962cm" svg:x="4.048cm" svg:y="4.048cm">
          <draw:text-box>
            <text:p>Reference</text:p>
          </draw:text-box>
        </draw:frame>
        <draw:connector draw:style-name="gr9" draw:text-style-name="P5" draw:layer="layout" draw:type="curve" svg:x1="14.589cm" svg:y1="2.524cm" svg:x2="19.415cm" svg:y2="7.35cm" draw:start-shape="id1" draw:start-glue-point="10" draw:end-shape="id2" draw:end-glue-point="6" svg:d="M14589 2524c3621 0 1208 4826 4826 4826" svg:viewBox="0 0 4827 4827">
          <text:p/>
        </draw:connector>
        <draw:custom-shape draw:style-name="gr10" draw:text-style-name="P1" xml:id="id4" draw:id="id4" draw:layer="layout" svg:width="4.826cm" svg:height="1.651cm" svg:x="11.287cm" svg:y="7.604cm">
          <text:p text:style-name="P1">Feeder</text:p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1.524cm" svg:x="21.701cm" svg:y="5.318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.032cm" svg:height="1.524cm" svg:x="20.812cm" svg:y="7.731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12.557cm" svg:y1="2.524cm" svg:x2="7.159cm" svg:y2="7.477cm" draw:start-shape="id1" draw:start-glue-point="6" draw:end-shape="id3" draw:end-glue-point="0" svg:d="M12557 2524c-3599 0-5398 1651-5398 4953" svg:viewBox="0 0 5399 4954">
          <text:p/>
        </draw:connector>
        <draw:custom-shape draw:style-name="gr12" draw:text-style-name="P2" draw:layer="layout" svg:width="4.572cm" svg:height="1.27cm" svg:x="5.191cm" svg:y="5.191cm">
          <text:p text:style-name="P1">MSG Attr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11.287cm" svg:y1="8.429cm" svg:x2="10.652cm" svg:y2="10.144cm" draw:start-shape="id4" draw:start-glue-point="3" draw:end-shape="id5" draw:end-glue-point="0" svg:d="M11287 8429c-424 0-635 571-635 1715" svg:viewBox="0 0 636 1716">
          <text:p/>
        </draw:connector>
        <draw:custom-shape draw:style-name="gr13" draw:text-style-name="P1" xml:id="id6" draw:id="id6" draw:layer="layout" svg:width="4.826cm" svg:height="1.905cm" svg:x="8.239cm" svg:y="12.43cm">
          <text:p text:style-name="P1">State</text:p>
          <text:p text:style-name="P1">Machin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0.652cm" svg:y1="11.541cm" svg:x2="10.652cm" svg:y2="12.557cm" svg:d="M10652 11541v1016" svg:viewBox="0 0 1 1017">
          <text:p/>
        </draw:connector>
        <draw:custom-shape draw:style-name="gr14" draw:text-style-name="P1" xml:id="id7" draw:id="id7" draw:layer="layout" svg:width="3.556cm" svg:height="1.905cm" svg:x="14.589cm" svg:y="10.906cm">
          <text:p text:style-name="P1">Action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3.065cm" svg:y1="13.382cm" svg:x2="14.589cm" svg:y2="11.858cm" draw:start-shape="id6" draw:start-glue-point="1" draw:end-shape="id7" svg:d="M13065 13382c1143 0 381-1524 1524-1524" svg:viewBox="0 0 1525 1525">
          <text:p/>
        </draw:connector>
        <draw:connector draw:style-name="gr9" draw:text-style-name="P5" draw:layer="layout" draw:type="curve" svg:x1="13.553cm" svg:y1="3.238cm" svg:x2="13.7cm" svg:y2="7.604cm" draw:end-shape="id4" svg:d="M13553 3238c0 2860 147 678 147 4366" svg:viewBox="0 0 148 4367">
          <text:p/>
        </draw:connector>
        <draw:connector draw:style-name="gr9" draw:text-style-name="P5" draw:layer="layout" draw:type="curve" svg:x1="18.145cm" svg:y1="11.858cm" svg:x2="16.113cm" svg:y2="8.429cm" draw:start-shape="id7" draw:end-shape="id4" draw:end-glue-point="1" svg:d="M18145 11858c826 0 1842-3429-2032-3429" svg:viewBox="0 0 2801 3430">
          <text:p/>
        </draw:connector>
        <draw:connector draw:style-name="gr9" draw:text-style-name="P5" draw:layer="layout" draw:type="curve" svg:x1="18.145cm" svg:y1="11.858cm" svg:x2="22.336cm" svg:y2="9.636cm" draw:start-shape="id7" draw:start-glue-point="1" draw:end-shape="id2" draw:end-glue-point="8" svg:d="M18145 11858c2794 0 4191-740 4191-2222" svg:viewBox="0 0 4192 2223">
          <text:p/>
        </draw:connector>
        <draw:custom-shape draw:style-name="gr15" draw:text-style-name="P2" draw:layer="layout" svg:width="2.286cm" svg:height="1.778cm" svg:x="12.46cm" svg:y="4.847cm">
          <text:p text:style-name="P1">MSG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8.239cm" svg:y1="10.842cm" svg:x2="7.159cm" svg:y2="9.382cm" draw:start-shape="id5" draw:start-glue-point="3" draw:end-shape="id3" draw:end-glue-point="2" svg:d="M8239 10842c-720 0-1080-486-1080-1460" svg:viewBox="0 0 1081 1461">
          <text:p/>
        </draw:connector>
        <draw:custom-shape draw:style-name="gr16" draw:text-style-name="P6" xml:id="id8" draw:id="id8" draw:layer="layout" svg:width="4.953cm" svg:height="3.439cm" svg:x="20.177cm" svg:y="13.192cm">
          <text:p text:style-name="P1">Ethereum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8.145cm" svg:y1="11.858cm" svg:x2="22.653cm" svg:y2="13.192cm" draw:start-shape="id7" draw:start-glue-point="1" draw:end-shape="id8" draw:end-glue-point="0" svg:d="M18145 11858c3006 0 4508 444 4508 1334" svg:viewBox="0 0 4509 1335">
          <text:p/>
        </draw:connector>
        <draw:custom-shape draw:style-name="gr17" draw:text-style-name="P7" draw:layer="layout" svg:width="3.81cm" svg:height="1.651cm" svg:x="20.685cm" svg:y="14.462cm">
          <text:p text:style-name="P1">Blockchain</text:p>
          <draw:enhanced-geometry svg:viewBox="0 0 21600 21600" draw:type="rectangle" draw:enhanced-path="M 0 0 L 21600 0 21600 21600 0 21600 0 0 Z N"/>
        </draw:custom-shape>
        <draw:custom-shape draw:style-name="gr18" draw:text-style-name="P8" xml:id="id9" draw:id="id9" draw:layer="layout" svg:width="3.429cm" svg:height="2.032cm" svg:x="15.986cm" svg:y="14.081cm">
          <text:p text:style-name="P1">Key</text:p>
          <text:p text:style-name="P1">Manager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draw:line-skew="0cm 0.254cm" svg:x1="18.145cm" svg:y1="11.858cm" svg:x2="17.7cm" svg:y2="14.081cm" draw:start-shape="id7" draw:start-glue-point="1" draw:end-shape="id9" draw:end-glue-point="0" svg:d="M18145 11858c826 0 689 921 371 1334s-816 318-816 889" svg:viewBox="0 0 1065 222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4T12:42:16.978627503</meta:creation-date>
    <dc:date>2023-04-29T15:07:17.441413572</dc:date>
    <meta:editing-duration>PT35M3S</meta:editing-duration>
    <meta:editing-cycles>11</meta:editing-cycles>
    <meta:generator>LibreOffice/7.3.7.2$Linux_X86_64 LibreOffice_project/30$Build-2</meta:generator>
    <meta:document-statistic meta:object-count="29"/>
  </office:meta>
</office:document-meta>
</file>